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44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0.9445in"/>
    </style:style>
    <style:style style:name="co4" style:family="table-column">
      <style:table-column-properties fo:break-before="auto" style:column-width="0.6189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8161in"/>
    </style:style>
    <style:style style:name="co7" style:family="table-column">
      <style:table-column-properties fo:break-before="auto" style:column-width="0.9535in"/>
    </style:style>
    <style:style style:name="co8" style:family="table-column">
      <style:table-column-properties fo:break-before="auto" style:column-width="1.0047in"/>
    </style:style>
    <style:style style:name="co9" style:family="table-column">
      <style:table-column-properties fo:break-before="auto" style:column-width="1.1508in"/>
    </style:style>
    <style:style style:name="co10" style:family="table-column">
      <style:table-column-properties fo:break-before="auto" style:column-width="1.6228in"/>
    </style:style>
    <style:style style:name="co11" style:family="table-column">
      <style:table-column-properties fo:break-before="auto" style:column-width="0.6102in"/>
    </style:style>
    <style:style style:name="co12" style:family="table-column">
      <style:table-column-properties fo:break-before="auto" style:column-width="1.0307in"/>
    </style:style>
    <style:style style:name="co13" style:family="table-column">
      <style:table-column-properties fo:break-before="auto" style:column-width="1.296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-gsl-compil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40" calcext:value-type="float">
            <text:p>6440</text:p>
          </table:table-cell>
          <table:table-cell office:value-type="float" office:value="148" calcext:value-type="float">
            <text:p>148</text:p>
          </table:table-cell>
          <table:table-cell office:value-type="float" office:value="10077300" calcext:value-type="float">
            <text:p>10077300</text:p>
          </table:table-cell>
          <table:table-cell office:value-type="float" office:value="31.25" calcext:value-type="float">
            <text:p>31.25</text:p>
          </table:table-cell>
          <table:table-cell office:value-type="float" office:value="52.6351" calcext:value-type="float">
            <text:p>52.6351</text:p>
          </table:table-cell>
          <table:table-cell office:value-type="float" office:value="2323" calcext:value-type="float">
            <text:p>2323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398" calcext:value-type="float">
            <text:p>6398</text:p>
          </table:table-cell>
          <table:table-cell office:value-type="float" office:value="145" calcext:value-type="float">
            <text:p>145</text:p>
          </table:table-cell>
          <table:table-cell office:value-type="float" office:value="10086400" calcext:value-type="float">
            <text:p>10086400</text:p>
          </table:table-cell>
          <table:table-cell office:value-type="float" office:value="31.6621" calcext:value-type="float">
            <text:p>31.6621</text:p>
          </table:table-cell>
          <table:table-cell office:value-type="float" office:value="56.0759" calcext:value-type="float">
            <text:p>56.0759</text:p>
          </table:table-cell>
          <table:table-cell office:value-type="float" office:value="2287" calcext:value-type="float">
            <text:p>2287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12" calcext:value-type="float">
            <text:p>6412</text:p>
          </table:table-cell>
          <table:table-cell office:value-type="float" office:value="146" calcext:value-type="float">
            <text:p>146</text:p>
          </table:table-cell>
          <table:table-cell office:value-type="float" office:value="10078300" calcext:value-type="float">
            <text:p>10078300</text:p>
          </table:table-cell>
          <table:table-cell office:value-type="float" office:value="31.8493" calcext:value-type="float">
            <text:p>31.8493</text:p>
          </table:table-cell>
          <table:table-cell office:value-type="float" office:value="54.5548" calcext:value-type="float">
            <text:p>54.5548</text:p>
          </table:table-cell>
          <table:table-cell office:value-type="float" office:value="2328" calcext:value-type="float">
            <text:p>2328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68" calcext:value-type="float">
            <text:p>6468</text:p>
          </table:table-cell>
          <table:table-cell office:value-type="float" office:value="148" calcext:value-type="float">
            <text:p>148</text:p>
          </table:table-cell>
          <table:table-cell office:value-type="float" office:value="10077500" calcext:value-type="float">
            <text:p>10077500</text:p>
          </table:table-cell>
          <table:table-cell office:value-type="float" office:value="32.0405" calcext:value-type="float">
            <text:p>32.0405</text:p>
          </table:table-cell>
          <table:table-cell office:value-type="float" office:value="54.4324" calcext:value-type="float">
            <text:p>54.4324</text:p>
          </table:table-cell>
          <table:table-cell office:value-type="float" office:value="2299" calcext:value-type="float">
            <text:p>2299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180" calcext:value-type="float">
            <text:p>6180</text:p>
          </table:table-cell>
          <table:table-cell office:value-type="float" office:value="143" calcext:value-type="float">
            <text:p>143</text:p>
          </table:table-cell>
          <table:table-cell office:value-type="float" office:value="10084300" calcext:value-type="float">
            <text:p>10084300</text:p>
          </table:table-cell>
          <table:table-cell office:value-type="float" office:value="32.8951" calcext:value-type="float">
            <text:p>32.8951</text:p>
          </table:table-cell>
          <table:table-cell office:value-type="float" office:value="56.8112" calcext:value-type="float">
            <text:p>56.8112</text:p>
          </table:table-cell>
          <table:table-cell office:value-type="float" office:value="2331" calcext:value-type="float">
            <text:p>2331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69" calcext:value-type="float">
            <text:p>6469</text:p>
          </table:table-cell>
          <table:table-cell office:value-type="float" office:value="148" calcext:value-type="float">
            <text:p>148</text:p>
          </table:table-cell>
          <table:table-cell office:value-type="float" office:value="10085500" calcext:value-type="float">
            <text:p>10085500</text:p>
          </table:table-cell>
          <table:table-cell office:value-type="float" office:value="33.2432" calcext:value-type="float">
            <text:p>33.2432</text:p>
          </table:table-cell>
          <table:table-cell office:value-type="float" office:value="57.5541" calcext:value-type="float">
            <text:p>57.5541</text:p>
          </table:table-cell>
          <table:table-cell office:value-type="float" office:value="2331" calcext:value-type="float">
            <text:p>2331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73" calcext:value-type="float">
            <text:p>6473</text:p>
          </table:table-cell>
          <table:table-cell office:value-type="float" office:value="148" calcext:value-type="float">
            <text:p>148</text:p>
          </table:table-cell>
          <table:table-cell office:value-type="float" office:value="10081100" calcext:value-type="float">
            <text:p>10081100</text:p>
          </table:table-cell>
          <table:table-cell office:value-type="float" office:value="33.6284" calcext:value-type="float">
            <text:p>33.6284</text:p>
          </table:table-cell>
          <table:table-cell office:value-type="float" office:value="58.0203" calcext:value-type="float">
            <text:p>58.0203</text:p>
          </table:table-cell>
          <table:table-cell office:value-type="float" office:value="2269" calcext:value-type="float">
            <text:p>2269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76" calcext:value-type="float">
            <text:p>6476</text:p>
          </table:table-cell>
          <table:table-cell office:value-type="float" office:value="146" calcext:value-type="float">
            <text:p>146</text:p>
          </table:table-cell>
          <table:table-cell office:value-type="float" office:value="10083500" calcext:value-type="float">
            <text:p>10083500</text:p>
          </table:table-cell>
          <table:table-cell office:value-type="float" office:value="34.0548" calcext:value-type="float">
            <text:p>34.0548</text:p>
          </table:table-cell>
          <table:table-cell office:value-type="float" office:value="57.2123" calcext:value-type="float">
            <text:p>57.2123</text:p>
          </table:table-cell>
          <table:table-cell office:value-type="float" office:value="2316" calcext:value-type="float">
            <text:p>2316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74" calcext:value-type="float">
            <text:p>6474</text:p>
          </table:table-cell>
          <table:table-cell office:value-type="float" office:value="145" calcext:value-type="float">
            <text:p>145</text:p>
          </table:table-cell>
          <table:table-cell office:value-type="float" office:value="10093000" calcext:value-type="float">
            <text:p>10093000</text:p>
          </table:table-cell>
          <table:table-cell office:value-type="float" office:value="34.9448" calcext:value-type="float">
            <text:p>34.9448</text:p>
          </table:table-cell>
          <table:table-cell office:value-type="float" office:value="61.9793" calcext:value-type="float">
            <text:p>61.9793</text:p>
          </table:table-cell>
          <table:table-cell office:value-type="float" office:value="2385" calcext:value-type="float">
            <text:p>2385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71" calcext:value-type="float">
            <text:p>6471</text:p>
          </table:table-cell>
          <table:table-cell office:value-type="float" office:value="148" calcext:value-type="float">
            <text:p>148</text:p>
          </table:table-cell>
          <table:table-cell office:value-type="float" office:value="10084600" calcext:value-type="float">
            <text:p>10084600</text:p>
          </table:table-cell>
          <table:table-cell office:value-type="float" office:value="35.1959" calcext:value-type="float">
            <text:p>35.1959</text:p>
          </table:table-cell>
          <table:table-cell office:value-type="float" office:value="60.1824" calcext:value-type="float">
            <text:p>60.1824</text:p>
          </table:table-cell>
          <table:table-cell office:value-type="float" office:value="2347" calcext:value-type="float">
            <text:p>2347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32" calcext:value-type="float">
            <text:p>6432</text:p>
          </table:table-cell>
          <table:table-cell office:value-type="float" office:value="145" calcext:value-type="float">
            <text:p>145</text:p>
          </table:table-cell>
          <table:table-cell office:value-type="float" office:value="10085900" calcext:value-type="float">
            <text:p>10085900</text:p>
          </table:table-cell>
          <table:table-cell office:value-type="float" office:value="35.4276" calcext:value-type="float">
            <text:p>35.4276</text:p>
          </table:table-cell>
          <table:table-cell office:value-type="float" office:value="61.2759" calcext:value-type="float">
            <text:p>61.2759</text:p>
          </table:table-cell>
          <table:table-cell office:value-type="float" office:value="2250" calcext:value-type="float">
            <text:p>2250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54" calcext:value-type="float">
            <text:p>6454</text:p>
          </table:table-cell>
          <table:table-cell office:value-type="float" office:value="145" calcext:value-type="float">
            <text:p>145</text:p>
          </table:table-cell>
          <table:table-cell office:value-type="float" office:value="10092700" calcext:value-type="float">
            <text:p>10092700</text:p>
          </table:table-cell>
          <table:table-cell office:value-type="float" office:value="37.0897" calcext:value-type="float">
            <text:p>37.0897</text:p>
          </table:table-cell>
          <table:table-cell office:value-type="float" office:value="69.7241" calcext:value-type="float">
            <text:p>69.7241</text:p>
          </table:table-cell>
          <table:table-cell office:value-type="float" office:value="2264" calcext:value-type="float">
            <text:p>2264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5955" calcext:value-type="float">
            <text:p>5955</text:p>
          </table:table-cell>
          <table:table-cell office:value-type="float" office:value="138" calcext:value-type="float">
            <text:p>138</text:p>
          </table:table-cell>
          <table:table-cell office:value-type="float" office:value="10090800" calcext:value-type="float">
            <text:p>10090800</text:p>
          </table:table-cell>
          <table:table-cell office:value-type="float" office:value="39.2754" calcext:value-type="float">
            <text:p>39.2754</text:p>
          </table:table-cell>
          <table:table-cell office:value-type="float" office:value="65.7609" calcext:value-type="float">
            <text:p>65.7609</text:p>
          </table:table-cell>
          <table:table-cell office:value-type="float" office:value="2093" calcext:value-type="float">
            <text:p>2093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394" calcext:value-type="float">
            <text:p>6394</text:p>
          </table:table-cell>
          <table:table-cell office:value-type="float" office:value="148" calcext:value-type="float">
            <text:p>148</text:p>
          </table:table-cell>
          <table:table-cell office:value-type="float" office:value="10097700" calcext:value-type="float">
            <text:p>10097700</text:p>
          </table:table-cell>
          <table:table-cell office:value-type="float" office:value="39.9527" calcext:value-type="float">
            <text:p>39.9527</text:p>
          </table:table-cell>
          <table:table-cell office:value-type="float" office:value="72" calcext:value-type="float">
            <text:p>72</text:p>
          </table:table-cell>
          <table:table-cell office:value-type="float" office:value="2297" calcext:value-type="float">
            <text:p>2297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390" calcext:value-type="float">
            <text:p>6390</text:p>
          </table:table-cell>
          <table:table-cell office:value-type="float" office:value="145" calcext:value-type="float">
            <text:p>145</text:p>
          </table:table-cell>
          <table:table-cell office:value-type="float" office:value="10090900" calcext:value-type="float">
            <text:p>10090900</text:p>
          </table:table-cell>
          <table:table-cell office:value-type="float" office:value="40.3517" calcext:value-type="float">
            <text:p>40.3517</text:p>
          </table:table-cell>
          <table:table-cell office:value-type="float" office:value="64.9034" calcext:value-type="float">
            <text:p>64.9034</text:p>
          </table:table-cell>
          <table:table-cell office:value-type="float" office:value="2289" calcext:value-type="float">
            <text:p>2289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float" office:value="148" calcext:value-type="float">
            <text:p>148</text:p>
          </table:table-cell>
          <table:table-cell office:value-type="float" office:value="6415" calcext:value-type="float">
            <text:p>6415</text:p>
          </table:table-cell>
          <table:table-cell office:value-type="float" office:value="148" calcext:value-type="float">
            <text:p>148</text:p>
          </table:table-cell>
          <table:table-cell office:value-type="float" office:value="10110200" calcext:value-type="float">
            <text:p>10110200</text:p>
          </table:table-cell>
          <table:table-cell office:value-type="float" office:value="45.2703" calcext:value-type="float">
            <text:p>45.2703</text:p>
          </table:table-cell>
          <table:table-cell office:value-type="float" office:value="82.5676" calcext:value-type="float">
            <text:p>82.5676</text:p>
          </table:table-cell>
          <table:table-cell office:value-type="float" office:value="2178" calcext:value-type="float">
            <text:p>2178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table:number-columns-repeated="6"/>
          <table:table-cell table:style-name="ce1" table:formula="of:=ROUND(AVERAGE([.G2:.G17]);2)" office:value-type="float" office:value="148" calcext:value-type="float">
            <text:p>148</text:p>
          </table:table-cell>
          <table:table-cell table:style-name="ce1" table:formula="of:=ROUND(AVERAGE([.H2:.H17]);2)" office:value-type="float" office:value="6393.81" calcext:value-type="float">
            <text:p>6393.81</text:p>
          </table:table-cell>
          <table:table-cell table:style-name="ce1" table:formula="of:=ROUND(AVERAGE([.I2:.I17]);2)" office:value-type="float" office:value="145.88" calcext:value-type="float">
            <text:p>145.88</text:p>
          </table:table-cell>
          <table:table-cell table:style-name="ce1" table:formula="of:=ROUND(AVERAGE([.J2:.J17]);2)" office:value-type="float" office:value="10087481.25" calcext:value-type="float">
            <text:p>10087481.25</text:p>
          </table:table-cell>
          <table:table-cell table:style-name="ce1" table:formula="of:=ROUND(AVERAGE([.K2:.K17]);2)" office:value-type="float" office:value="35.51" calcext:value-type="float">
            <text:p>35.51</text:p>
          </table:table-cell>
          <table:table-cell table:style-name="ce1" table:formula="of:=ROUND(AVERAGE([.L2:.L17]);2)" office:value-type="float" office:value="61.61" calcext:value-type="float">
            <text:p>61.61</text:p>
          </table:table-cell>
          <table:table-cell table:style-name="ce1" table:formula="of:=ROUND(AVERAGE([.M2:.M17]);2)" office:value-type="float" office:value="2286.69" calcext:value-type="float">
            <text:p>2286.69</text:p>
          </table:table-cell>
          <table:table-cell table:style-name="ce1" table:formula="of:=ROUND(AVERAGE([.N2:.N17]);2)" office:value-type="float" office:value="6392.81" calcext:value-type="float">
            <text:p>6392.81</text:p>
          </table:table-cell>
        </table:table-row>
      </table:table>
      <table:named-expressions/>
      <table:database-ranges>
        <table:database-range table:name="__Anonymous_Sheet_DB__0" table:target-range-address="'no-gsl-compiled'.A2:'no-gsl-compiled'.N17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6T18:33:46.581620972</dc:date>
    <meta:editing-duration>PT10M48S</meta:editing-duration>
    <meta:editing-cycles>1</meta:editing-cycles>
    <meta:document-statistic meta:table-count="1" meta:cell-count="246" meta:object-count="0"/>
    <meta:generator>LibreOffice/7.3.7.2$Linux_X86_64 LibreOffice_project/30$Build-2</meta:generator>
  </office:meta>
</office:document-meta>
</file>